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9.118cm" fo:min-width="11.247cm" loext:decorative="false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097cm" fo:min-width="0.847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873cm" fo:min-width="2.419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Long_20_Dash_20__28_Rounded_29_" svg:stroke-color="#000000" draw:marker-end="Arrowheads_20_6" draw:marker-end-width="0.3cm" svg:stroke-linecap="round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1.098cm" fo:min-width="3.317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1.322cm" fo:min-width="4.216cm" style:writing-mode="lr-tb" loext:decorative="false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opacity="0%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7cm" svg:height="19.368cm" draw:transform="rotate (0.00698131700797732) translate (5.061cm 4.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draw:transform="rotate (0.00698131700797732) translate (1.929cm 10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895cm" svg:y1="12.481cm" svg:x2="2.913cm" svg:y2="15.021cm">
          <text:p/>
        </draw:line>
        <draw:line draw:style-name="gr3" draw:text-style-name="P3" draw:layer="layout" svg:x1="1.947cm" svg:y1="13.123cm" svg:x2="4.17cm" svg:y2="13.107cm">
          <text:p/>
        </draw:line>
        <draw:line draw:style-name="gr3" draw:text-style-name="P3" draw:layer="layout" svg:x1="2.913cm" svg:y1="15.021cm" svg:x2="2.282cm" svg:y2="15.66cm">
          <text:p/>
        </draw:line>
        <draw:line draw:style-name="gr3" draw:text-style-name="P3" draw:layer="layout" svg:x1="2.913cm" svg:y1="15.021cm" svg:x2="3.552cm" svg:y2="15.652cm">
          <text:p/>
        </draw:line>
        <draw:custom-shape draw:style-name="gr2" draw:text-style-name="P2" draw:layer="layout" svg:width="1.905cm" svg:height="1.905cm" svg:x="18.0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953cm" svg:y1="12.372cm" svg:x2="18.971cm" svg:y2="14.912cm">
          <text:p/>
        </draw:line>
        <draw:line draw:style-name="gr3" draw:text-style-name="P3" draw:layer="layout" svg:x1="18.01cm" svg:y1="13.065cm" svg:x2="20.233cm" svg:y2="13.065cm">
          <text:p/>
        </draw:line>
        <draw:line draw:style-name="gr3" draw:text-style-name="P3" draw:layer="layout" svg:x1="18.971cm" svg:y1="14.912cm" svg:x2="18.34cm" svg:y2="15.551cm">
          <text:p/>
        </draw:line>
        <draw:line draw:style-name="gr3" draw:text-style-name="P3" draw:layer="layout" svg:x1="18.963cm" svg:y1="14.97cm" svg:x2="19.598cm" svg:y2="15.605cm">
          <text:p/>
        </draw:line>
        <draw:frame draw:style-name="gr4" draw:text-style-name="P4" draw:layer="layout" svg:width="2.54cm" svg:height="0.962cm" draw:transform="rotate (0.00698131700797732) translate (1.967cm 15.97cm)">
          <draw:text-box>
            <text:p><text:span text:style-name="T1">USER</text:span></text:p>
          </draw:text-box>
        </draw:frame>
        <draw:frame draw:style-name="gr5" draw:text-style-name="P4" draw:layer="layout" svg:width="3.175cm" svg:height="0.953cm" svg:x="17.692cm" svg:y="15.922cm">
          <draw:text-box>
            <text:p><text:span text:style-name="T1">SYSTEM</text:span></text:p>
          </draw:text-box>
        </draw:frame>
        <draw:line draw:style-name="gr3" draw:text-style-name="P3" draw:layer="layout" svg:x1="5.068cm" svg:y1="5.481cm" svg:x2="13.958cm" svg:y2="5.419cm">
          <text:p/>
        </draw:line>
        <draw:line draw:style-name="gr3" draw:text-style-name="P3" draw:layer="layout" svg:x1="13.958cm" svg:y1="5.419cm" svg:x2="14.589cm" svg:y2="4.779cm">
          <text:p/>
        </draw:line>
        <draw:frame draw:style-name="gr4" draw:text-style-name="P5" draw:layer="layout" svg:width="9.525cm" svg:height="0.962cm" draw:transform="rotate (0.00698131700797732) translate (5.059cm 4.366cm)">
          <draw:text-box>
            <text:p><text:span text:style-name="T2">UCD</text:span><text:span text:style-name="T3"> : OCR Question Compiler</text:span></text:p>
          </draw:text-box>
        </draw:frame>
        <draw:line draw:style-name="gr3" draw:text-style-name="P3" draw:layer="layout" svg:x1="14.584cm" svg:y1="4.144cm" svg:x2="14.588cm" svg:y2="4.779cm">
          <text:p/>
        </draw:line>
        <draw:custom-shape draw:style-name="gr6" draw:text-style-name="P7" xml:id="id1" draw:id="id1" draw:layer="layout" svg:width="4.127cm" svg:height="1.587cm" draw:transform="rotate (0.00698131700797732) translate (6.042cm 8.33cm)">
          <text:p text:style-name="P6"><text:span text:style-name="T1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4.127cm" svg:height="1.587cm" draw:transform="rotate (0.00698131700797732) translate (11.108cm 6.392cm)">
          <text:p text:style-name="P6"><text:span text:style-name="T1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s" svg:x1="10.175cm" svg:y1="9.095cm" svg:x2="13.183cm" svg:y2="7.965cm" draw:start-shape="id1" draw:start-glue-point="10" draw:end-shape="id2" draw:end-glue-point="8" svg:d="M10175 9095h501l2507-629v-501" svg:viewBox="0 0 3009 1131">
          <text:p/>
        </draw:connector>
        <draw:frame draw:style-name="gr8" draw:text-style-name="P8" draw:layer="layout" svg:width="2.47cm" svg:height="0.962cm" draw:transform="rotate (0.24923301718479) translate (11.038cm 8.95cm)">
          <draw:text-box>
            <text:p><text:span text:style-name="T4">&lt;&lt;include&gt;&gt;</text:span></text:p>
          </draw:text-box>
        </draw:frame>
        <draw:custom-shape draw:style-name="gr6" draw:text-style-name="P7" draw:layer="layout" svg:width="4.127cm" svg:height="1.587cm" draw:transform="rotate (0.00698131700797732) translate (6.373cm 10.551cm)">
          <text:p text:style-name="P6"><text:span text:style-name="T1">Scan Ques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5.397cm" svg:height="1.904cm" draw:transform="rotate (0.00698131700797732) translate (9.88cm 12.432cm)">
          <text:p text:style-name="P6"><text:span text:style-name="T1">Analyze Repetition Pat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6.668cm" svg:height="2.222cm" draw:transform="rotate (0.00698131700797732) translate (8.002cm 16.256cm)">
          <text:p text:style-name="P6"><text:span text:style-name="T1">Calculate patterns with most repet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.127cm" svg:height="1.587cm" draw:transform="rotate (0.00698131700797732) translate (8.345cm 20.063cm)">
          <text:p text:style-name="P6"><text:span text:style-name="T1">Download the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905cm" svg:y1="10.207cm" svg:x2="2.905cm" svg:y2="9.255cm">
          <text:p/>
        </draw:line>
        <draw:line draw:style-name="gr3" draw:text-style-name="P3" draw:layer="layout" svg:x1="2.905cm" svg:y1="9.255cm" svg:x2="5.762cm" svg:y2="9.255cm">
          <text:p/>
        </draw:line>
        <draw:line draw:style-name="gr3" draw:text-style-name="P3" draw:layer="layout" svg:x1="4.175cm" svg:y1="11.477cm" svg:x2="6.18cm" svg:y2="11.477cm">
          <text:p/>
        </draw:line>
        <draw:line draw:style-name="gr3" draw:text-style-name="P3" draw:layer="layout" svg:x1="3.223cm" svg:y1="14.335cm" svg:x2="4.492cm" svg:y2="14.335cm">
          <text:p/>
        </draw:line>
        <draw:line draw:style-name="gr3" draw:text-style-name="P3" draw:layer="layout" svg:x1="4.492cm" svg:y1="14.335cm" svg:x2="4.492cm" svg:y2="20.685cm">
          <text:p/>
        </draw:line>
        <draw:line draw:style-name="gr3" draw:text-style-name="P3" draw:layer="layout" svg:x1="4.492cm" svg:y1="20.685cm" svg:x2="7.985cm" svg:y2="20.685cm">
          <text:p/>
        </draw:line>
        <draw:line draw:style-name="gr3" draw:text-style-name="P3" draw:layer="layout" svg:x1="19.097cm" svg:y1="9.572cm" svg:x2="19.097cm" svg:y2="10.208cm">
          <text:p/>
        </draw:line>
        <draw:line draw:style-name="gr3" draw:text-style-name="P3" draw:layer="layout" svg:x1="10.207cm" svg:y1="9.572cm" svg:x2="19.097cm" svg:y2="9.572cm">
          <text:p/>
        </draw:line>
        <draw:line draw:style-name="gr3" draw:text-style-name="P3" draw:layer="layout" svg:x1="13.065cm" svg:y1="11.16cm" svg:x2="13.065cm" svg:y2="12.113cm">
          <text:p/>
        </draw:line>
        <draw:line draw:style-name="gr3" draw:text-style-name="P3" draw:layer="layout" svg:x1="13.065cm" svg:y1="11.16cm" svg:x2="17.827cm" svg:y2="11.16cm">
          <text:p/>
        </draw:line>
        <draw:line draw:style-name="gr3" draw:text-style-name="P3" draw:layer="layout" svg:x1="14.77cm" svg:y1="17.192cm" svg:x2="17.41cm" svg:y2="17.192cm">
          <text:p/>
        </draw:line>
        <draw:line draw:style-name="gr3" draw:text-style-name="P3" draw:layer="layout" svg:x1="17.41cm" svg:y1="11.795cm" svg:x2="17.41cm" svg:y2="17.192cm">
          <text:p/>
        </draw:line>
        <draw:line draw:style-name="gr3" draw:text-style-name="P3" draw:layer="layout" svg:x1="17.41cm" svg:y1="11.795cm" svg:x2="17.845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5T23:15:13.304000000</meta:creation-date>
    <dc:date>2024-05-17T15:01:22.648000000</dc:date>
    <meta:editing-duration>PT10M10S</meta:editing-duration>
    <meta:editing-cycles>2</meta:editing-cycles>
    <meta:generator>LibreOffice/24.2.3.2$Windows_X86_64 LibreOffice_project/433d9c2ded56988e8a90e6b2e771ee4e6a5ab2ba</meta:generator>
    <meta:document-statistic meta:object-count="38"/>
  </office:meta>
</office:document-meta>
</file>